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rriweather" svg:font-family="Merriweather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244ee" officeooo:paragraph-rsid="001244ee" style:font-weight-asian="bold" style:font-weight-complex="bold"/>
    </style:style>
    <style:style style:name="P3" style:family="paragraph" style:parent-style-name="Standard">
      <style:paragraph-properties fo:margin-top="0.0398in" fo:margin-bottom="0.0398in" style:contextual-spacing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P6" style:family="paragraph" style:parent-style-name="Standard">
      <style:text-properties fo:font-size="10.5pt" style:font-size-asian="9.14999961853027pt" style:font-size-complex="10.5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ize="10.5pt" style:font-size-asian="9.14999961853027pt" style:font-size-complex="10.5pt"/>
    </style:style>
    <style:style style:name="P9" style:family="paragraph">
      <loext:graphic-properties draw:fill="solid" draw:fill-color="#eeeeee"/>
      <style:text-properties fo:font-size="10.5pt" style:font-size-asian="10.5pt" style:font-size-complex="10.5pt"/>
    </style:style>
    <style:style style:name="T1" style:family="text">
      <style:text-properties officeooo:rsid="0010e6a3"/>
    </style:style>
    <style:style style:name="T2" style:family="text">
      <style:text-properties fo:color="#000000" loext:opacity="100%" fo:font-size="11pt" officeooo:rsid="0010e6a3" style:font-size-asian="11pt"/>
    </style:style>
    <style:style style:name="T3" style:family="text">
      <style:text-properties fo:font-size="10.5pt" style:font-size-asian="10.5pt" style:font-size-complex="10.5pt"/>
    </style:style>
    <style:style style:name="gr1" style:family="graphic">
      <style:graphic-properties draw:stroke="dash" draw:stroke-dash="Dash_20__28_Rounded_29_" svg:stroke-color="#000000" svg:stroke-linecap="round" draw:fill="solid" draw:fill-color="#eeeeee" fo:min-height="0.34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ash_20__28_Rounded_29_" svg:stroke-color="#000000" svg:stroke-linecap="round" draw:fill="solid" draw:fill-color="#eeeeee" fo:min-height="0.699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Dash_20__28_Rounded_29_" svg:stroke-color="#000000" svg:stroke-linecap="round" draw:fill="solid" draw:fill-color="#eeeeee" fo:min-height="0.9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4</text:p>
      <text:h text:style-name="Heading_20_3" text:outline-level="3">Aim : Write A Program To Demonstrate The Node.js In Event Loop.</text:h>
      <text:p text:style-name="P1">Timeout</text:p>
      <text:p text:style-name="P5">console.log("First")</text:p>
      <text:p text:style-name="P5">setTimeout(() =&gt; {</text:p>
      <text:p text:style-name="P5"><text:s text:c="2"/>console.log("Middle:After 1s")</text:p>
      <text:p text:style-name="P5">}, 1000)</text:p>
      <text:p text:style-name="P5">console.log("Last")</text:p>
      <text:p text:style-name="P5"><draw:frame text:anchor-type="paragraph" draw:z-index="0" draw:name="Text Frame 1" draw:style-name="gr2" draw:text-style-name="P9" svg:width="5.6476in" svg:height="0.6996in" svg:x="0.0028in" svg:y="0.111in"><draw:text-box><text:p><text:span text:style-name="T3">PS C:\MyWork\cs-sem-4&gt; node "c:\MyWork\cs-sem-4\server-code\bakwas\timeout.js"</text:span></text:p><text:p><text:span text:style-name="T3">First</text:span></text:p><text:p><text:span text:style-name="T3">Last</text:span></text:p><text:p><text:span text:style-name="T3">Middle:After 1s</text:span></text:p></draw:text-box></draw:frame></text:p>
      <text:p text:style-name="P5"/>
      <text:p text:style-name="P5"/>
      <text:p text:style-name="P5"/>
      <text:p text:style-name="P4"/>
      <text:p text:style-name="P4">Interval</text:p>
      <text:p text:style-name="P6">let count = 0;</text:p>
      <text:p text:style-name="P6">setInterval(() =&gt; {</text:p>
      <text:p text:style-name="P6"><text:s text:c="4"/>console.log(`Interval:Count ${count++}`);</text:p>
      <text:p text:style-name="P6">}, 1000);</text:p>
      <text:p text:style-name="P6"><draw:frame text:anchor-type="paragraph" draw:z-index="1" draw:name="Text Frame 2" draw:style-name="gr3" draw:text-style-name="P9" svg:width="5.6476in" svg:height="0.9098in" svg:x="0.0028in" svg:y="0.111in"><draw:text-box><text:p><text:span text:style-name="T3">PS C:\MyWork\cs-sem-4&gt; node "c:\MyWork\cs-sem-4\server-code\bakwas\interval.js"</text:span></text:p><text:p><text:span text:style-name="T3">Interval:Count 0</text:span></text:p><text:p><text:span text:style-name="T3">Interval:Count 1</text:span></text:p><text:p><text:span text:style-name="T3">Interval:Count 2</text:span></text:p><text:p><text:span text:style-name="T3">Interval:Count 3</text:span></text:p></draw:text-box></draw:frame></text:p>
      <text:p text:style-name="P1"/>
      <text:p text:style-name="P1"/>
      <text:p text:style-name="P3"/>
      <text:p text:style-name="P1"/>
      <text:p text:style-name="P1">Immediate</text:p>
      <text:p text:style-name="P6">console.log("First");</text:p>
      <text:p text:style-name="P6">setImmediate(() =&gt; {</text:p>
      <text:p text:style-name="P6"><text:s text:c="4"/>console.log(`Immediate:Middle`);</text:p>
      <text:p text:style-name="P6">});</text:p>
      <text:p text:style-name="P6">console.log("Last");</text:p>
      <text:p text:style-name="P6"><draw:frame text:anchor-type="paragraph" draw:z-index="2" draw:name="Text Frame 3" draw:style-name="gr2" draw:text-style-name="P9" svg:width="5.6476in" svg:height="0.6996in" svg:x="0.0028in" svg:y="0.0465in"><draw:text-box><text:p><text:span text:style-name="T3">PS C:\MyWork\cs-sem-4&gt; node "c:\MyWork\cs-sem-4\server-code\bakwas\immediate.js"</text:span></text:p><text:p><text:span text:style-name="T3">First</text:span></text:p><text:p><text:span text:style-name="T3">Last</text:span></text:p><text:p><text:span text:style-name="T3">Immediate:Middle</text:span></text:p></draw:text-box></draw:frame></text:p>
      <text:p text:style-name="P6"/>
      <text:p text:style-name="P6"/>
      <text:p text:style-name="P6"/>
      <text:p text:style-name="P6"/>
      <text:p text:style-name="P1">Process Next Tick</text:p>
      <text:p text:style-name="P6">console.log("First");</text:p>
      <text:p text:style-name="P6">process.nextTick(() =&gt; {</text:p>
      <text:p text:style-name="P6"><text:s text:c="4"/>console.log(`NextTick:Middle`);</text:p>
      <text:p text:style-name="P6">});</text:p>
      <text:p text:style-name="P6">console.log("Last");</text:p>
      <text:p text:style-name="P6"><draw:frame text:anchor-type="paragraph" draw:z-index="3" draw:name="Text Frame 4" draw:style-name="gr2" draw:text-style-name="P9" svg:width="5.6476in" svg:height="0.6996in" svg:x="0.0028in" svg:y="0.0547in"><draw:text-box><text:p><text:span text:style-name="T3">PS C:\MyWork\cs-sem-4&gt; node "c:\MyWork\cs-sem-4\server-code\bakwas\nextTick.js"</text:span></text:p><text:p><text:span text:style-name="T3">First</text:span></text:p><text:p><text:span text:style-name="T3">Last</text:span></text:p><text:p><text:span text:style-name="T3">NextTick:Middle</text:span></text:p></draw:text-box></draw:frame></text:p>
      <text:p text:style-name="P2"/>
      <text:p text:style-name="P2"/>
      <text:p text:style-name="P2"/>
      <text:p text:style-name="P2">Async – Await</text:p>
      <text:p text:style-name="P6">async function name(params) {</text:p>
      <text:p text:style-name="P6"><text:s text:c="4"/>console.log(params);</text:p>
      <text:p text:style-name="P6">}</text:p>
      <text:p text:style-name="P6"><draw:frame text:anchor-type="paragraph" draw:z-index="4" draw:name="Text Frame 5" draw:style-name="gr1" draw:text-style-name="P9" svg:width="5.648in" svg:height="0.3421in" svg:x="-0.0201in" svg:y="0.1709in"><draw:text-box><text:p><text:span text:style-name="T3">PS C:\MyWork\cs-sem-4&gt; node "c:\MyWork\cs-sem-4\server-code\bakwas\asyncAwait.js"</text:span></text:p><text:p><text:span text:style-name="T3">Hello</text:span></text:p></draw:text-box></draw:frame>await name("Hello"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rriweather" svg:font-family="Merriweather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Merriweather" fo:font-family="Merriweather" style:font-family-generic="roman" style:font-pitch="variable" fo:font-size="12pt"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8T19:24:17.421000000</meta:creation-date>
    <dc:title>HMeanStackPrc</dc:title>
    <dc:date>2025-12-08T20:05:35.474000000</dc:date>
    <meta:editing-duration>PT9M15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30" meta:word-count="65" meta:character-count="592" meta:non-whitespace-character-count="538"/>
  </office:meta>
</office:document-meta>
</file>